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1.5264in" fo:margin-left="-0.1792in" table:align="left"/>
    </style:style>
    <style:style style:name="Table1.A" style:family="table-column">
      <style:table-column-properties style:column-width="11.5264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1.45in" table:align="margins"/>
    </style:style>
    <style:style style:name="Table3.A" style:family="table-column">
      <style:table-column-properties style:column-width="0.4396in" style:rel-column-width="633*"/>
    </style:style>
    <style:style style:name="Table3.B" style:family="table-column">
      <style:table-column-properties style:column-width="0.4403in" style:rel-column-width="634*"/>
    </style:style>
    <style:style style:name="Table3.C" style:family="table-column">
      <style:table-column-properties style:column-width="0.441in" style:rel-column-width="635*"/>
    </style:style>
    <style:style style:name="Table3.D" style:family="table-column">
      <style:table-column-properties style:column-width="0.5118in" style:rel-column-width="737*"/>
    </style:style>
    <style:style style:name="Table3.E" style:family="table-column">
      <style:table-column-properties style:column-width="0.5521in" style:rel-column-width="795*"/>
    </style:style>
    <style:style style:name="Table3.F" style:family="table-column">
      <style:table-column-properties style:column-width="0.4479in" style:rel-column-width="645*"/>
    </style:style>
    <style:style style:name="Table3.G" style:family="table-column">
      <style:table-column-properties style:column-width="0.4382in" style:rel-column-width="631*"/>
    </style:style>
    <style:style style:name="Table3.H" style:family="table-column">
      <style:table-column-properties style:column-width="0.4361in" style:rel-column-width="628*"/>
    </style:style>
    <style:style style:name="Table3.J" style:family="table-column">
      <style:table-column-properties style:column-width="0.5in" style:rel-column-width="720*"/>
    </style:style>
    <style:style style:name="Table3.N" style:family="table-column">
      <style:table-column-properties style:column-width="0.5618in" style:rel-column-width="809*"/>
    </style:style>
    <style:style style:name="Table3.S" style:family="table-column">
      <style:table-column-properties style:column-width="0.4389in" style:rel-column-width="632*"/>
    </style:style>
    <style:style style:name="Table3.W" style:family="table-column">
      <style:table-column-properties style:column-width="0.4368in" style:rel-column-width="629*"/>
    </style:style>
    <style:style style:name="Table3.Y" style:family="table-column">
      <style:table-column-properties style:column-width="0.4306in" style:rel-column-width="620*"/>
    </style:style>
    <style:style style:name="Table3.A1" style:family="table-cell">
      <style:table-cell-properties style:vertical-align="middle" fo:background-color="#3465a4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D1" style:family="table-cell">
      <style:table-cell-properties style:vertical-align="middle" fo:background-color="#729fcf" fo:padding="0.0201in" fo:border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3465a4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D2" style:family="table-cell">
      <style:table-cell-properties style:vertical-align="middle" fo:background-color="#b4c7dc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Y2" style:family="table-cell">
      <style:table-cell-properties style:vertical-align="middle" fo:background-color="#b4c7dc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Y3" style:family="table-cell">
      <style:table-cell-properties style:vertical-align="middle" fo:background-color="#ffffff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rlito" fo:font-size="6pt" officeooo:rsid="00224c16" officeooo:paragraph-rsid="00224c16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Carlito" fo:font-size="6pt" officeooo:rsid="0022c45e" officeooo:paragraph-rsid="0022c45e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6pt" officeooo:rsid="0022c45e" officeooo:paragraph-rsid="00296ea4" style:font-size-asian="6pt" style:font-size-complex="6pt"/>
    </style:style>
    <style:style style:name="P4" style:family="paragraph" style:parent-style-name="Table_20_Contents">
      <style:text-properties style:font-name="Carlito" fo:font-size="6pt" style:font-size-asian="6pt" style:font-size-complex="6pt"/>
    </style:style>
    <style:style style:name="P5" style:family="paragraph" style:parent-style-name="Table_20_Contents">
      <style:text-properties officeooo:paragraph-rsid="002dfb0d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6pt" fo:font-style="normal" fo:text-shadow="none" style:text-underline-style="none" fo:font-weight="normal" officeooo:rsid="0048145d" officeooo:paragraph-rsid="00327c0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6pt" fo:font-style="normal" fo:text-shadow="none" style:text-underline-style="none" fo:font-weight="normal" officeooo:rsid="0048145d" officeooo:paragraph-rsid="00342fc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4pt" fo:font-style="normal" fo:text-shadow="none" style:text-underline-style="none" fo:font-weight="normal" officeooo:rsid="0048145d" officeooo:paragraph-rsid="00342fc8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arlito" fo:font-size="4pt" fo:font-style="normal" fo:text-shadow="none" style:text-underline-style="none" fo:font-weight="normal" officeooo:rsid="0048145d" officeooo:paragraph-rsid="0036f599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arlito" fo:font-size="4pt" fo:font-style="normal" fo:text-shadow="none" style:text-underline-style="none" fo:font-weight="normal" officeooo:rsid="0048145d" officeooo:paragraph-rsid="0037ba75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arlito" fo:font-size="4pt" fo:font-style="normal" fo:text-shadow="none" style:text-underline-style="none" fo:font-weight="normal" officeooo:rsid="0048145d" officeooo:paragraph-rsid="003831a7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paragraph-rsid="002dfb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text-properties officeooo:rsid="0004cb4f" officeooo:paragraph-rsid="0004cb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text-properties officeooo:paragraph-rsid="000f95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officeooo:rsid="001dca5a" officeooo:paragraph-rsid="001dca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4pt" officeooo:rsid="000f4e9c" style:font-size-asian="4pt" style:font-size-complex="4pt"/>
    </style:style>
    <style:style style:name="T2" style:family="text">
      <style:text-properties fo:font-size="3pt" officeooo:rsid="0031e5e7" style:font-size-asian="3pt" style:font-style-asian="normal" style:font-weight-asian="bold" style:font-size-complex="3pt" style:font-style-complex="normal" style:font-weight-complex="bold" style:text-overline-style="none" style:text-overline-color="font-color"/>
    </style:style>
    <style:style style:name="T3" style:family="text">
      <style:text-properties officeooo:rsid="00327c05"/>
    </style:style>
    <style:style style:name="T4" style:family="text">
      <style:text-properties officeooo:rsid="00342fc8"/>
    </style:style>
    <style:style style:name="T5" style:family="text">
      <style:text-properties officeooo:rsid="0036f599"/>
    </style:style>
    <style:style style:name="T6" style:family="text">
      <style:text-properties officeooo:rsid="0037ba75"/>
    </style:style>
    <style:style style:name="T7" style:family="text">
      <style:text-properties officeooo:rsid="003831a7"/>
    </style:style>
    <style:style style:name="T8" style:family="text">
      <style:text-properties fo:font-size="3pt" officeooo:rsid="000f954e" style:font-size-asian="3pt" style:font-size-complex="3pt"/>
    </style:style>
    <style:style style:name="T9" style:family="text">
      <style:text-properties fo:font-size="4pt" officeooo:rsid="0004cb4f" style:font-size-asian="4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tahun" text:name="py3o.o.tahun"/>
      </text:user-field-decls>
      <text:p text:style-name="Standard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G"/>
              <table:table-column table:style-name="Table3.J"/>
              <table:table-column table:style-name="Table3.H"/>
              <table:table-column table:style-name="Table3.J"/>
              <table:table-column table:style-name="Table3.G"/>
              <table:table-column table:style-name="Table3.N"/>
              <table:table-column table:style-name="Table3.G"/>
              <table:table-column table:style-name="Table3.H"/>
              <table:table-column table:style-name="Table3.J"/>
              <table:table-column table:style-name="Table3.G"/>
              <table:table-column table:style-name="Table3.S"/>
              <table:table-column table:style-name="Table3.G"/>
              <table:table-column table:style-name="Table3.H"/>
              <table:table-column table:style-name="Table3.A"/>
              <table:table-column table:style-name="Table3.W"/>
              <table:table-column table:style-name="Table3.H"/>
              <table:table-column table:style-name="Table3.Y"/>
              <table:table-header-rows>
                <table:table-row>
                  <table:table-cell table:style-name="Table3.A1" table:number-rows-spanned="2" office:value-type="string">
                    <text:p text:style-name="P1">Kode</text:p>
                  </table:table-cell>
                  <table:table-cell table:style-name="Table3.A1" table:number-rows-spanned="2" office:value-type="string">
                    <text:p text:style-name="P1">COA</text:p>
                  </table:table-cell>
                  <table:table-cell table:style-name="Table3.A1" table:number-rows-spanned="2" office:value-type="string">
                    <text:p text:style-name="P1">Uraian</text:p>
                  </table:table-cell>
                  <table:table-cell table:style-name="Table3.D1" table:number-columns-spanned="22" office:value-type="string">
                    <text:p text:style-name="P2">Cabang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covered-table-cell table:style-name="Table3.A2"/>
                  <table:covered-table-cell table:style-name="Table3.A2"/>
                  <table:covered-table-cell table:style-name="Table3.A2"/>
                  <table:table-cell table:style-name="Table3.D2" office:value-type="string">
                    <text:p text:style-name="P2">Balikpapan</text:p>
                  </table:table-cell>
                  <table:table-cell table:style-name="Table3.D2" office:value-type="string">
                    <text:p text:style-name="P2">Banjarmasin</text:p>
                  </table:table-cell>
                  <table:table-cell table:style-name="Table3.D2" office:value-type="string">
                    <text:p text:style-name="P2">Batam</text:p>
                  </table:table-cell>
                  <table:table-cell table:style-name="Table3.D2" office:value-type="string">
                    <text:p text:style-name="P2">Belawan</text:p>
                  </table:table-cell>
                  <table:table-cell table:style-name="Table3.D2" office:value-type="string">
                    <text:p text:style-name="P2">Cilacap</text:p>
                  </table:table-cell>
                  <table:table-cell table:style-name="Table3.D2" office:value-type="string">
                    <text:p text:style-name="P2">Gresik</text:p>
                  </table:table-cell>
                  <table:table-cell table:style-name="Table3.D2" office:value-type="string">
                    <text:p text:style-name="P3">Jawa</text:p>
                    <text:p text:style-name="P3">Barat</text:p>
                  </table:table-cell>
                  <table:table-cell table:style-name="Table3.D2" office:value-type="string">
                    <text:p text:style-name="P3">Kantor</text:p>
                    <text:p text:style-name="P3">Pusat</text:p>
                  </table:table-cell>
                  <table:table-cell table:style-name="Table3.D2" office:value-type="string">
                    <text:p text:style-name="P2">Kantor<text:line-break/>Pusat<text:line-break/>Adaro</text:p>
                  </table:table-cell>
                  <table:table-cell table:style-name="Table3.D2" office:value-type="string">
                    <text:p text:style-name="P2">Kotabaru</text:p>
                  </table:table-cell>
                  <table:table-cell table:style-name="Table3.D2" office:value-type="string">
                    <text:p text:style-name="P2">Lhokseumawe</text:p>
                  </table:table-cell>
                  <table:table-cell table:style-name="Table3.D2" office:value-type="string">
                    <text:p text:style-name="P2">Makassar</text:p>
                  </table:table-cell>
                  <table:table-cell table:style-name="Table3.D2" office:value-type="string">
                    <text:p text:style-name="P2">Merak</text:p>
                  </table:table-cell>
                  <table:table-cell table:style-name="Table3.D2" office:value-type="string">
                    <text:p text:style-name="P2">Nusa<text:line-break/>Tenggara</text:p>
                  </table:table-cell>
                  <table:table-cell table:style-name="Table3.D2" office:value-type="string">
                    <text:p text:style-name="P2">Padang</text:p>
                  </table:table-cell>
                  <table:table-cell table:style-name="Table3.D2" office:value-type="string">
                    <text:p text:style-name="P2">Paiton</text:p>
                  </table:table-cell>
                  <table:table-cell table:style-name="Table3.D2" office:value-type="string">
                    <text:p text:style-name="P2">Panjang</text:p>
                  </table:table-cell>
                  <table:table-cell table:style-name="Table3.D2" office:value-type="string">
                    <text:p text:style-name="P2">Samarinda</text:p>
                  </table:table-cell>
                  <table:table-cell table:style-name="Table3.D2" office:value-type="string">
                    <text:p text:style-name="P2">Surabaya</text:p>
                  </table:table-cell>
                  <table:table-cell table:style-name="Table3.D2" office:value-type="string">
                    <text:p text:style-name="P2">Tanjung</text:p>
                    <text:p text:style-name="P2">Jati</text:p>
                  </table:table-cell>
                  <table:table-cell table:style-name="Table3.D2" office:value-type="string">
                    <text:p text:style-name="P2">Tanjung Pinang</text:p>
                  </table:table-cell>
                  <table:table-cell table:style-name="Table3.Y2" office:value-type="string">
                    <text:p text:style-name="P3">Titan</text:p>
                    <text:p text:style-name="P3">Pusat</text:p>
                  </table:table-cell>
                </table:table-row>
              </table:table-header-rows>
              <table:table-row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5"><text:a xlink:type="simple" xlink:href="py3o://for=%22l%20in%20o.get_lines_dict()%22" text:style-name="Internet_20_link" text:visited-style-name="Visited_20_Internet_20_Link"><text:span text:style-name="T2">for="l in o.get_lines_dict()"</text:span></text:a></text:p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6"/>
                </table:table-cell>
                <table:table-cell table:style-name="Table3.A3" office:value-type="string">
                  <text:p text:style-name="P6"/>
                </table:table-cell>
                <table:table-cell table:style-name="Table3.Y3" office:value-type="string">
                  <text:p text:style-name="P6"/>
                </table:table-cell>
              </table:table-row>
              <table:table-row>
                <table:table-cell table:style-name="Table3.A3" office:value-type="string">
                  <text:p text:style-name="P7"><text:span text:style-name="T3"><text:text-input text:description="py3o://function=&quot;l.get(&quot;kode&quot;)&quot;">l_kode</text:text-input></text:span></text:p>
                </table:table-cell>
                <table:table-cell table:style-name="Table3.A3" office:value-type="string">
                  <text:p text:style-name="P8"><text:span text:style-name="T4"><text:text-input text:description="py3o://function=&quot;l.get(&quot;coa&quot;)&quot;">l_coa</text:text-input></text:span></text:p>
                </table:table-cell>
                <table:table-cell table:style-name="Table3.A3" office:value-type="string">
                  <text:p text:style-name="P9"><text:span text:style-name="T4"><text:text-input text:description="py3o://function=&quot;l.get(&quot;uraian&quot;)&quot;">l_uraian</text:text-input></text:span></text:p>
                </table:table-cell>
                <table:table-cell table:style-name="Table3.A3" office:value-type="string">
                  <text:p text:style-name="P10"><text:span text:style-name="T5"><text:text-input text:description="py3o://function=&quot;'{:,.0f}'.format(l.get(&quot;balikpapan&quot;))&quot;">l_balikpapan</text:text-input></text:span></text:p>
                </table:table-cell>
                <table:table-cell table:style-name="Table3.A3" office:value-type="string">
                  <text:p text:style-name="P11"><text:span text:style-name="T6"><text:text-input text:description="py3o://function=&quot;'{:,.0f}'.format(l.get(&quot;banjarmasin&quot;))&quot;">l_banjarmasin</text:text-input></text:span></text:p>
                </table:table-cell>
                <table:table-cell table:style-name="Table3.A3" office:value-type="string">
                  <text:p text:style-name="P11"><text:span text:style-name="T6"><text:text-input text:description="py3o://function=&quot;'{:,.0f}'.format(l.get(&quot;batam&quot;))&quot;">l_batam</text:text-input></text:span></text:p>
                </table:table-cell>
                <table:table-cell table:style-name="Table3.A3" office:value-type="string">
                  <text:p text:style-name="P11"><text:span text:style-name="T6"><text:text-input text:description="py3o://function=&quot;'{:,.0f}'.format(l.get(&quot;belawan&quot;))&quot;">l_belawan</text:text-input></text:span></text:p>
                </table:table-cell>
                <table:table-cell table:style-name="Table3.A3" office:value-type="string">
                  <text:p text:style-name="P11"><text:span text:style-name="T6"><text:text-input text:description="py3o://function=&quot;'{:,.0f}'.format(l.get(&quot;cilacap&quot;))&quot;">l_cilacap</text:text-input></text:span></text:p>
                </table:table-cell>
                <table:table-cell table:style-name="Table3.A3" office:value-type="string">
                  <text:p text:style-name="P11"><text:span text:style-name="T6"><text:text-input text:description="py3o://function=&quot;'{:,.0f}'.format(l.get(&quot;gresik&quot;))&quot;">l_gresik</text:text-input></text:span></text:p>
                </table:table-cell>
                <table:table-cell table:style-name="Table3.A3" office:value-type="string">
                  <text:p text:style-name="P11"><text:span text:style-name="T6"><text:text-input text:description="py3o://function=&quot;'{:,.0f}'.format(l.get(&quot;jawa_barat&quot;))&quot;">l_jabar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kantor_pusat&quot;))&quot;">l_pusat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kantor_pusat_adaro&quot;))&quot;">l_pusat_adaro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kotabaru&quot;))&quot;">l_kotabaru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lhokseumawe&quot;))&quot;">l_lhoks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makassar&quot;))&quot;">l_makassar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merak&quot;))&quot;">l_merak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nusa_tenggara&quot;))&quot;">l_nusra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padang&quot;))&quot;">l_padang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paiton&quot;))&quot;">l_paiton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panjang&quot;))&quot;">l_panjang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samarinda&quot;))&quot;">l_samarinda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surabaya&quot;))&quot;">l_surabaya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tanjung_jati_b&quot;))&quot;">l_tanjung_jati</text:text-input></text:span></text:p>
                </table:table-cell>
                <table:table-cell table:style-name="Table3.A3" office:value-type="string">
                  <text:p text:style-name="P12"><text:span text:style-name="T7"><text:text-input text:description="py3o://function=&quot;'{:,.0f}'.format(l.get(&quot;tanjungpinang&quot;))&quot;">l_tanjungpinang</text:text-input></text:span></text:p>
                </table:table-cell>
                <table:table-cell table:style-name="Table3.Y3" office:value-type="string">
                  <text:p text:style-name="P12"><text:span text:style-name="T7"><text:text-input text:description="py3o://function=&quot;'{:,.0f}'.format(l.get(&quot;titan_pusat&quot;))&quot;">l_titan_pusat</text:text-input></text:span></text:p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6"/>
                </table:table-cell>
                <table:table-cell table:style-name="Table3.A3" office:value-type="string">
                  <text:p text:style-name="P6"/>
                </table:table-cell>
                <table:table-cell table:style-name="Table3.Y3" office:value-type="string">
                  <text:p text:style-name="P6"/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6"/>
                </table:table-cell>
                <table:table-cell table:style-name="Table3.A3" office:value-type="string">
                  <text:p text:style-name="P6"/>
                </table:table-cell>
                <table:table-cell table:style-name="Table3.Y3" office:value-type="string">
                  <text:p text:style-name="P6"/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13"><text:a xlink:type="simple" xlink:href="py3o:///for" text:style-name="Internet_20_link" text:visited-style-name="Visited_20_Internet_20_Link"><text:span text:style-name="T8">/for</text:span></text:a></text:p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4"/>
                </table:table-cell>
                <table:table-cell table:style-name="Table3.A3" office:value-type="string">
                  <text:p text:style-name="P6"/>
                </table:table-cell>
                <table:table-cell table:style-name="Table3.A3" office:value-type="string">
                  <text:p text:style-name="P6"/>
                </table:table-cell>
                <table:table-cell table:style-name="Table3.Y3" office:value-type="string">
                  <text:p text:style-name="P6"/>
                </table:table-cell>
              </table:table-row>
            </table:table>
            <text:p text:style-name="P14"/>
            <text:p text:style-name="P14"/>
            <text:p text:style-name="P15"/>
            <text:p text:style-name="P16"/>
            <text:p text:style-name="P15"/>
            <text:p text:style-name="P14"/>
          </table:table-cell>
        </table:table-row>
      </table:table>
      <text:p text:style-name="Standard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4299in" style:type="center"/>
          <style:tab-stop style:position="10.86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4299in" style:type="center"/>
          <style:tab-stop style:position="10.86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4299in" style:type="center"/>
          <style:tab-stop style:position="10.860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11.2903in" fo:margin-left="0in" table:align="left"/>
    </style:style>
    <style:style style:name="Table4.A" style:family="table-column">
      <style:table-column-properties style:column-width="1.1229in"/>
    </style:style>
    <style:style style:name="Table4.B" style:family="table-column">
      <style:table-column-properties style:column-width="6.1174in"/>
    </style:style>
    <style:style style:name="Table4.C" style:family="table-column">
      <style:table-column-properties style:column-width="4.05in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able_20_Contents">
      <style:text-properties style:font-name="Carlito" fo:font-size="9pt" fo:font-weight="bold" officeooo:rsid="001f0c3d" officeooo:paragraph-rsid="004056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2" style:family="paragraph" style:parent-style-name="Table_20_Contents">
      <style:text-properties style:font-name="Carlito" fo:font-size="9pt" fo:font-weight="bold" officeooo:rsid="002aedc2" officeooo:paragraph-rsid="004056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font-name="Arial" fo:font-size="6pt" fo:letter-spacing="normal" fo:font-style="normal" officeooo:rsid="002aedc2" officeooo:paragraph-rsid="004056d1" style:font-size-asian="6pt" style:font-size-complex="6pt"/>
    </style:style>
    <style:style style:name="MP4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font-name="Arial" fo:font-size="6pt" fo:letter-spacing="normal" fo:font-style="normal" officeooo:rsid="000b8350" officeooo:paragraph-rsid="004056d1" style:font-size-asian="6pt" style:font-size-complex="6pt"/>
    </style:style>
    <style:style style:name="MP5" style:family="paragraph" style:parent-style-name="Table_20_Contents">
      <style:paragraph-properties fo:text-align="end" style:justify-single-word="false"/>
      <style:text-properties officeooo:paragraph-rsid="0045b9ff"/>
    </style:style>
    <style:style style:name="MP6" style:family="paragraph" style:parent-style-name="Table_20_Contents">
      <style:paragraph-properties fo:text-align="end" style:justify-single-word="false"/>
      <style:text-properties style:font-name="Carlito" fo:font-size="8pt" fo:font-weight="bold" officeooo:rsid="0045b9ff" officeooo:paragraph-rsid="0045b9ff" style:font-size-asian="7pt" style:font-weight-asian="bold" style:font-size-complex="8pt" style:font-weight-complex="bold"/>
    </style:style>
    <style:style style:name="MP7" style:family="paragraph" style:parent-style-name="Header">
      <style:text-properties officeooo:rsid="004056d1" officeooo:paragraph-rsid="004056d1"/>
    </style:style>
    <style:style style:name="MP8" style:family="paragraph" style:parent-style-name="Footer">
      <style:paragraph-properties fo:text-align="end" style:justify-single-word="false"/>
      <style:text-properties fo:font-size="6pt" style:font-size-asian="6pt" style:font-size-complex="6pt"/>
    </style:style>
    <style:style style:name="MT1" style:family="text">
      <style:text-properties officeooo:rsid="002aedc2"/>
    </style:style>
    <style:style style:name="MT2" style:family="text">
      <style:text-properties style:font-name="Carlito" fo:font-size="4pt" fo:font-weight="bold" officeooo:rsid="004accde" style:font-size-asian="4pt" style:font-weight-asian="bold" style:font-size-complex="4pt" style:font-weight-complex="bold"/>
    </style:style>
    <style:style style:name="MT3" style:family="text">
      <style:text-properties style:font-name="Carlito" fo:font-size="6pt" fo:font-weight="bold" officeooo:rsid="004accde" style:font-size-asian="6pt" style:font-weight-asian="bold" style:font-size-complex="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2in" fo:margin-bottom="0.2598in" fo:margin-left="0.2598in" fo:margin-right="0.5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_tahun" text:name="py3o.o.tahun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Table_20_Contents"><draw:frame draw:style-name="Mfr1" draw:name="Image1 Copy 1" text:anchor-type="char" svg:x="0.0028in" svg:y="0in" svg:width="0.7929in" svg:height="0.4665in" draw:z-index="1"><draw:image xlink:href="Pictures/10000001000003C5000001E5D28740F3.png" xlink:type="simple" xlink:show="embed" xlink:actuate="onLoad" draw:mime-type="image/png"/></draw:frame></text:p>
            </table:table-cell>
            <table:table-cell table:style-name="Table4.A1" office:value-type="string">
              <text:p text:style-name="MP1">Rencana Kerja dan Anggaran Perusahaan (RKAP) Konsolidasi <text:span text:style-name="MT1">Cabang</text:span></text:p>
              <text:p text:style-name="MP2">PT ADHIGUNA PUTERA</text:p>
              <text:p text:style-name="MP3">Kantor Pusat:</text:p>
              <text:p text:style-name="MP4">Jl. Kartini VII No.2 10, RT.10/RW.4, Kartini, Kecamatan Sawah Besar,</text:p>
              <text:p text:style-name="MP4">Kota Jakarta Pusat, Daerah Khusus Ibukota Jakarta <draw:frame draw:style-name="Mfr1" draw:name="Image2 Copy 1" text:anchor-type="char" svg:x="8.7201in" svg:y="-0.2118in" svg:width="1.3689in" svg:height="0.3429in" draw:z-index="0"><draw:image xlink:href="Pictures/100000010000010F00000044DCBE6C6C.png" xlink:type="simple" xlink:show="embed" xlink:actuate="onLoad" draw:mime-type="image/png"/></draw:frame></text:p>
            </table:table-cell>
            <table:table-cell table:style-name="Table4.A1" office:value-type="string">
              <text:p text:style-name="MP5"><text:a xlink:type="simple" xlink:href="py3o://for=%22o%20in%20objects%22" text:style-name="Internet_20_link" text:visited-style-name="Visited_20_Internet_20_Link"><text:span text:style-name="MT2">for="o in objects"</text:span></text:a></text:p>
              <text:p text:style-name="MP6">Tahun Anggaran: <text:user-field-get text:name="py3o.o.tahun">o_tahun</text:user-field-get></text:p>
              <text:p text:style-name="MP5"><text:a xlink:type="simple" xlink:href="py3o:///for" text:style-name="Internet_20_link" text:visited-style-name="Visited_20_Internet_20_Link"><text:span text:style-name="MT3">/for</text:span></text:a></text:p>
            </table:table-cell>
          </table:table-row>
        </table:table>
        <text:p text:style-name="MP7"/>
      </style:header>
      <style:footer>
        <text:p text:style-name="MP8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4:14:19.248104000</meta:creation-date>
    <dc:date>2025-05-03T19:50:12.460949000</dc:date>
    <meta:editing-duration>PT7H45M29S</meta:editing-duration>
    <meta:editing-cycles>46</meta:editing-cycles>
    <meta:generator>LibreOffice/25.2.1.2$MacOSX_AARCH64 LibreOffice_project/d3abf4aee5fd705e4a92bba33a32f40bc4e56f49</meta:generator>
    <meta:document-statistic meta:table-count="4" meta:image-count="4" meta:object-count="0" meta:page-count="1" meta:paragraph-count="76" meta:word-count="192" meta:character-count="1072" meta:non-whitespace-character-count="1004"/>
  </office:meta>
</office:document-meta>
</file>